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C1097508DE89DF4.png" manifest:media-type="image/png"/>
  <manifest:file-entry manifest:full-path="Pictures/1000020100000320000002588D14B572990808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cm" svg:height="12.749cm" draw:z-index="0"><draw:image xlink:href="Pictures/1000020100000320000002588D14B5729908088F.png" xlink:type="simple" xlink:show="embed" xlink:actuate="onLoad" loext:mime-type="image/png"/></draw:frame></text:p>
      <text:p text:style-name="Standard"><draw:frame draw:style-name="fr1" draw:name="Imagen2" text:anchor-type="paragraph" svg:width="17cm" svg:height="12.749cm" draw:z-index="1"><draw:image xlink:href="Pictures/100002010000032000000258BC1097508DE89DF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21:44:00.527291496</meta:creation-date>
    <meta:generator>LibreOffice/6.1.5.2$Linux_X86_64 LibreOffice_project/10$Build-2</meta:generator>
    <dc:date>2021-06-25T21:47:44.217866347</dc:date>
    <meta:editing-duration>PT3M4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